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top="0cm" fo:margin-bottom="0.499cm" loext:contextual-spacing="false"/>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0b6714" fo:background-color="#f6f9d4" style:font-weight-asian="bold" style:font-weight-complex="bold"/>
    </style:style>
    <style:style style:name="P5" style:family="paragraph" style:parent-style-name="Text_20_body">
      <style:text-properties fo:font-weight="bold" fo:background-color="#fff5ce" style:font-weight-asian="bold" style:font-weight-complex="bold"/>
    </style:style>
    <style:style style:name="T1" style:family="text">
      <style:text-properties fo:language="ru" fo:country="RU" officeooo:rsid="000a98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Коллеги, добрый день !</text:p>
      <text:p text:style-name="P3">Если присасывание клеща произошло не в эндемичном районе, то введение противоклещевого иммуноглобулина не требуется. Само по себе введение препарата, содержащего чужеродный для организма белок, может быть опасно для организма, высок риск развития острых аллергических реакций. Кроме того, противоклещевой иммуноглобулин это узко специфический препарат, который действует только на возбудителя клещевого энцефалита. А в неэндемичной зоне его нет.</text:p>
      <text:p text:style-name="P3">В случае присасывания клеща не в эндемичной зоне, клеща или его части нужно удалить, ранку обработать антисептическими растворами. Клеща или его части можно отправить на исследование на наличие возбудителя боррелиоза методом ПЦР. Эта манипуляция может быть осуществлена через наше лабораторию и лабораторию Архимед. Материал принимают во всех наших медицинских центрах, сроки и качество доставленного материала значения в данном случае не имеют. Клещ не обязательно должен быть живым !</text:p>
      <text:p text:style-name="P4"><text:span text:style-name="T1">После укуса </text:span>пациенту может быть назначена антибактериальная терапия (взрослые - антибиотики тетрациклинового ряда, резерв - макролиды; дети - полусинтетические пенициллины или макролиды). Дозы - среднетерапевтические, детям - возрастные, продолжительность назначения - 7 дн. Сроки начала антибактериальной терапии - чем раньше, тем лучше. </text:p>
      <text:p text:style-name="P4">Другой вариант - наблюдение за укушенным в течение 21 дня.</text:p>
      <text:p text:style-name="P3">На 7-10-й день от момента укуса можно лабораторно исследовать у пациента титр антител - Ig M, G к боррелиям. </text:p>
      <text:p text:style-name="P1">С уважением, А.Полищук,</text:p>
      <text:p text:style-name="P1">зам. генерального директора</text:p>
      <text:p text:style-name="P1">ООО "Медилюкс-ТМ"</text:p>
      <text:p text:style-name="P2">по педиатри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25S</meta:editing-duration>
    <meta:editing-cycles>6</meta:editing-cycles>
    <meta:generator>LibreOffice/6.1.4.2$Windows_X86_64 LibreOffice_project/9d0f32d1f0b509096fd65e0d4bec26ddd1938fd3</meta:generator>
    <dc:date>2019-07-31T13:55:36.735000000</dc:date>
    <meta:document-statistic meta:table-count="0" meta:image-count="0" meta:object-count="0" meta:page-count="1" meta:paragraph-count="10" meta:word-count="209" meta:character-count="1537" meta:non-whitespace-character-count="1336"/>
    <meta:user-defined meta:name="Info 1"/>
    <meta:user-defined meta:name="Info 2"/>
    <meta:user-defined meta:name="Info 3"/>
    <meta:user-defined meta:name="Info 4"/>
  </office:meta>
</office:document-meta>
</file>